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2.069cm"/>
    </style:style>
    <style:style style:name="co3" style:family="table-column">
      <style:table-column-properties fo:break-before="auto" style:column-width="20.234cm"/>
    </style:style>
    <style:style style:name="co4" style:family="table-column">
      <style:table-column-properties fo:break-before="auto" style:column-width="5.509cm"/>
    </style:style>
    <style:style style:name="co5" style:family="table-column">
      <style:table-column-properties fo:break-before="auto" style:column-width="7.251cm"/>
    </style:style>
    <style:style style:name="co6" style:family="table-column">
      <style:table-column-properties fo:break-before="auto" style:column-width="7.606cm"/>
    </style:style>
    <style:style style:name="co7" style:family="table-column">
      <style:table-column-properties fo:break-before="auto" style:column-width="16.42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ink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4700pF</text:p>
          </table:table-cell>
          <table:table-cell office:value-type="string" calcext:value-type="string">
            <text:p><text:a xlink:href="https://www.digikey.ca/en/products/detail/samsung-electro-mechanics/CL21B472KBANNNC/3886813" xlink:type="simple">https://www.digikey.ca/en/products/detail/samsung-electro-mechanics/CL21B472KBANNNC/3886813</text:a>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C2 C15</text:span>, C23, C26</text:p>
          </table:table-cell>
          <table:table-cell office:value-type="string" calcext:value-type="string">
            <text:p>1µF/20V</text:p>
          </table:table-cell>
          <table:table-cell office:value-type="string" calcext:value-type="string">
            <text:p><text:a xlink:href="https://www.digikey.ca/en/products/detail/samsung-electro-mechanics/CL21B105KBFNNNG/3894467" xlink:type="simple">https://www.digikey.ca/en/products/detail/samsung-electro-mechanics/CL21B105KBFNNNG/3894467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, C9</text:p>
          </table:table-cell>
          <table:table-cell office:value-type="string" calcext:value-type="string">
            <text:p>1000µF/20V</text:p>
          </table:table-cell>
          <table:table-cell office:value-type="string" calcext:value-type="string">
            <text:p><text:a xlink:href="https://www.digikey.ca/en/products/detail/rubycon/25PX1000MEFCT810X16/3134540" xlink:type="simple">https://www.digikey.ca/en/products/detail/rubycon/25PX1000MEFCT810X16/3134540</text:a>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, C6</text:p>
          </table:table-cell>
          <table:table-cell office:value-type="string" calcext:value-type="string">
            <text:p>18pF/20V</text:p>
          </table:table-cell>
          <table:table-cell office:value-type="string" calcext:value-type="string">
            <text:p><text:a xlink:href="https://www.digikey.ca/en/products/detail/kemet/C0805C180M3HAC7800/7949065" xlink:type="simple">https://www.digikey.ca/en/products/detail/kemet/C0805C180M3HAC7800/7949065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2.2µF/20V</text:p>
          </table:table-cell>
          <table:table-cell office:value-type="string" calcext:value-type="string">
            <text:p><text:a xlink:href="https://www.digikey.ca/en/products/detail/samsung-electro-mechanics/CL21A225KAFNNNG/3894427" xlink:type="simple">https://www.digikey.ca/en/products/detail/samsung-electro-mechanics/CL21A225KAFNNNG/3894427</text:a>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8, C27</text:p>
          </table:table-cell>
          <table:table-cell office:value-type="string" calcext:value-type="string">
            <text:p>10µF/20V</text:p>
          </table:table-cell>
          <table:table-cell office:value-type="string" calcext:value-type="string">
            <text:p><text:a xlink:href="https://www.digikey.ca/en/products/detail/murata-electronics/GRM21BC81D106KE51L/5027585" xlink:type="simple">https://www.digikey.ca/en/products/detail/murata-electronics/GRM21BC81D106KE51L/5027585</text:a>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10pF/20V</text:p>
          </table:table-cell>
          <table:table-cell office:value-type="string" calcext:value-type="string">
            <text:p><text:a xlink:href="https://www.digikey.ca/en/products/detail/samsung-electro-mechanics/CL21C100CBANNNC/3888219" xlink:type="simple">https://www.digikey.ca/en/products/detail/samsung-electro-mechanics/CL21C100CBANNNC/3888219</text:a>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47nF/20V</text:p>
          </table:table-cell>
          <table:table-cell office:value-type="string" calcext:value-type="string">
            <text:p><text:a xlink:href="https://www.digikey.ca/en/products/detail/samsung-electro-mechanics/CL21B473KCCWPNC/5961299" xlink:type="simple">https://www.digikey.ca/en/products/detail/samsung-electro-mechanics/CL21B473KCCWPNC/5961299</text:a>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5, C14, C16, C17, C18, C19, C20, C21, C22, C28, C29, C30, C31, C32, C33</text:p>
          </table:table-cell>
          <table:table-cell office:value-type="string" calcext:value-type="string">
            <text:p>0.1µF/20V</text:p>
          </table:table-cell>
          <table:table-cell office:value-type="string" calcext:value-type="string">
            <text:p><text:a xlink:href="https://www.digikey.ca/en/products/detail/samsung-electro-mechanics/CL21B104KBCNNNC/3886661" xlink:type="simple">https://www.digikey.ca/en/products/detail/samsung-electro-mechanics/CL21B104KBCNNNC/3886661</text:a>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4, C25</text:p>
          </table:table-cell>
          <table:table-cell office:value-type="string" calcext:value-type="string">
            <text:p>12pF/AC</text:p>
          </table:table-cell>
          <table:table-cell office:value-type="string" calcext:value-type="string">
            <text:p><text:a xlink:href="https://www.digikey.ca/en/products/detail/yageo/CC0805FRNPO9BN120/5883925" xlink:type="simple">https://www.digikey.ca/en/products/detail/yageo/CC0805FRNPO9BN120/5883925</text:a>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, D2, D3</text:p>
          </table:table-cell>
          <table:table-cell office:value-type="string" calcext:value-type="string">
            <text:p>S1B-13-F</text:p>
          </table:table-cell>
          <table:table-cell office:value-type="string" calcext:value-type="string">
            <text:p><text:a xlink:href="https://www.digikey.ca/en/products/detail/diodes-incorporated/S1B-13-F/725026" xlink:type="simple">https://www.digikey.ca/en/products/detail/diodes-incorporated/S1B-13-F/725026</text:a>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D560BTR</text:p>
          </table:table-cell>
          <table:table-cell office:value-type="string" calcext:value-type="string">
            <text:p><text:a xlink:href="https://www.digikey.ca/en/products/detail/smc-diode-solutions/SD560BTR/6022620?s=N4IgTCBcDaIMoBECsA2ADAIQCoCUQF0BfIA" xlink:type="simple">https://www.digikey.ca/en/products/detail/smc-diode-solutions/SD560BTR/6022620?s=N4IgTCBcDaIMoBECsA2ADAIQCoCUQF0BfIA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<text:a xlink:href="https://www.digikey.ca/en/products/detail/adam-tech/EBWA-02-B/9830632" xlink:type="simple">https://www.digikey.ca/en/products/detail/adam-tech/EBWA-02-B/9830632</text:a>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USB_B</text:p>
          </table:table-cell>
          <table:table-cell office:value-type="string" calcext:value-type="string">
            <text:p><text:a xlink:href="https://www.digikey.ca/en/products/detail/amphenol-icc-fci/61729-0010BLF/1001353" xlink:type="simple">https://www.digikey.ca/en/products/detail/amphenol-icc-fci/61729-0010BLF/1001353</text:a>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4, J6, J8, J10, J11, J12, J13, J14, J15, J16, J17, J18, J19, J21, J22, J24, J25, J26, J28, J29</text:p>
          </table:table-cell>
          <table:table-cell office:value-type="string" calcext:value-type="string">
            <text:p>JST*</text:p>
          </table:table-cell>
          <table:table-cell office:value-type="string" calcext:value-type="string">
            <text:p>Ebay – JS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3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<text:a xlink:href="https://www.digikey.ca/en/products/detail/sullins-connector-solutions/SBH11-PBPC-D10-ST-BK/1990065" xlink:type="simple">https://www.digikey.ca/en/products/detail/sullins-connector-solutions/SBH11-PBPC-D10-ST-BK/1990065</text:a>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3</text:p>
          </table:table-cell>
          <table:table-cell office:value-type="string" calcext:value-type="string">
            <text:p>MICROSD_CARD</text:p>
          </table:table-cell>
          <table:table-cell office:value-type="string" calcext:value-type="string">
            <text:p><text:a xlink:href="https://www.digikey.ca/en/products/detail/hirose-electric-co-ltd/DM3D-SF/1786510" xlink:type="simple">https://www.digikey.ca/en/products/detail/hirose-electric-co-ltd/DM3D-SF/1786510</text:a>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4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<text:a xlink:href="https://www.digikey.ca/en/products/detail/molex/0901301112/760948" xlink:type="simple">https://www.digikey.ca/en/products/detail/molex/0901301112/760948</text:a>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5V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P1, JP11, JP12</text:p>
          </table:table-cell>
          <table:table-cell office:value-type="string" calcext:value-type="string">
            <text:p>Jumper_3_Open</text:p>
          </table:table-cell>
          <table:table-cell office:value-type="string" calcext:value-type="string">
            <text:p><text:a xlink:href="https://www.digikey.ca/en/products/detail/sullins-connector-solutions/QPC02SXGN-RC/2618262" xlink:type="simple">https://www.digikey.ca/en/products/detail/sullins-connector-solutions/QPC02SXGN-RC/2618262</text:a>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0 µH</text:p>
          </table:table-cell>
          <table:table-cell office:value-type="string" calcext:value-type="string">
            <text:p><text:a xlink:href="https://www.digikey.ca/en/products/detail/tdk-corporation/MLZ2012M100WT000/2465153" xlink:type="simple">https://www.digikey.ca/en/products/detail/tdk-corporation/MLZ2012M100WT000/2465153</text:a>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2N7002-7-F</text:p>
          </table:table-cell>
          <table:table-cell office:value-type="string" calcext:value-type="string">
            <text:p><text:a xlink:href="https://www.digikey.ca/en/products/detail/diodes-incorporated/2N7002-7-F/717681" xlink:type="simple">https://www.digikey.ca/en/products/detail/diodes-incorporated/2N7002-7-F/717681</text:a>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BSS84</text:p>
          </table:table-cell>
          <table:table-cell office:value-type="string" calcext:value-type="string">
            <text:p><text:a xlink:href="https://www.digikey.ca/en/products/detail/on-semiconductor/BSS84/244213" xlink:type="simple">https://www.digikey.ca/en/products/detail/on-semiconductor/BSS84/244213</text:a>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2</text:p>
          </table:table-cell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Ebay – Ki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9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Ebay – Ki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4, R6, R8, R13, R15, R17, R22, R24, R26, R32, R33, R36, R40, R42, R44, R46, R48, R5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Ebay – Ki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9, R10, R11, R18, R19, R20, R27, R28, R29</text:p>
          </table:table-cell>
          <table:table-cell office:value-type="string" calcext:value-type="string">
            <text:p>1.82k/0.5W</text:p>
          </table:table-cell>
          <table:table-cell office:value-type="string" calcext:value-type="string">
            <text:p><text:a xlink:href="https://www.digikey.ca/en/products/detail/panasonic-electronic-components/ERJ-14NF1821U/383924" xlink:type="simple">https://www.digikey.ca/en/products/detail/panasonic-electronic-components/ERJ-14NF1821U/383924</text:a>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Ebay – Kit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31, R52, R54, R55, R57, R58, R60, R61, R64, R65, R6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a xlink:href="https://www.digikey.ca/en/products/detail/stackpole-electronics-inc/RNCP0805FTD10K0/2240262" xlink:type="simple">https://www.digikey.ca/en/products/detail/stackpole-electronics-inc/RNCP0805FTD10K0/2240262</text:a>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34, R53, R56, R62, R63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Ebay – Kit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Ebay – Ki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Ebay – Ki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41, R43, R45, R47, R49, R51</text:p>
          </table:table-cell>
          <table:table-cell office:value-type="string" calcext:value-type="string">
            <text:p>5.62k</text:p>
          </table:table-cell>
          <table:table-cell office:value-type="string" calcext:value-type="string">
            <text:p>Ebay – Ki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Ebay – Ki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B72510T0040M062</text:p>
          </table:table-cell>
          <table:table-cell office:value-type="string" calcext:value-type="string">
            <text:p><text:a xlink:href="https://www.digikey.ca/en/products/detail/epcos-tdk-electronics/B72510T0040M062/1091373?s=N4IgTCBcDaIEIHYwFYCMAGAKu9AWdAsugGwQC6AvkA" xlink:type="simple">https://www.digikey.ca/en/products/detail/epcos-tdk-electronics/B72510T0040M062/1091373?s=N4IgTCBcDaIEIHYwFYCMAGAKu9AWdAsugGwQC6AvkA</text:a>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V2, RV4, RV5, RV6, RV7, RV8, RV9</text:p>
          </table:table-cell>
          <table:table-cell office:value-type="string" calcext:value-type="string">
            <text:p>VC080503A100DP</text:p>
          </table:table-cell>
          <table:table-cell office:value-type="string" calcext:value-type="string">
            <text:p><text:a xlink:href="https://www.digikey.ca/en/products/detail/avx-corporation/VC080503A100DP/684850?s=N4IgTCBcDaIGoGEAMAOJBWJBmAggRiSQBEAFEAXQF8g" xlink:type="simple">https://www.digikey.ca/en/products/detail/avx-corporation/VC080503A100DP/684850?s=N4IgTCBcDaIGoGEAMAOJBWJBmAggRiSQBEAFEAXQF8g</text:a>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3</text:p>
          </table:table-cell>
          <table:table-cell office:value-type="string" calcext:value-type="string">
            <text:p>POT_10k</text:p>
          </table:table-cell>
          <table:table-cell office:value-type="string" calcext:value-type="string">
            <text:p><text:a xlink:href="https://www.digikey.ca/en/products/detail/bourns-inc/PV36W103C01B00/666502" xlink:type="simple">https://www.digikey.ca/en/products/detail/bourns-inc/PV36W103C01B00/666502</text:a>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1, SW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<text:a xlink:href="https://www.digikey.ca/en/products/detail/omron-electronics-inc-emc-div/B3F-1020/44059?s=N4IgTCBcDaIEIGYBiBaAjABjBkBdAvkA" xlink:type="simple">https://www.digikey.ca/en/products/detail/omron-electronics-inc-emc-div/B3F-1020/44059?s=N4IgTCBcDaIEIGYBiBaAjABjBkBdAvkA</text:a>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NUP2114UCMR6T1G</text:p>
          </table:table-cell>
          <table:table-cell office:value-type="string" calcext:value-type="string">
            <text:p><text:a xlink:href="https://www.digikey.ca/en/products/detail/on-semiconductor/NUP2114UCMR6T1G/1961288" xlink:type="simple">https://www.digikey.ca/en/products/detail/on-semiconductor/NUP2114UCMR6T1G/1961288</text:a>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2, U3, U4, U5, U6, U7, U8</text:p>
          </table:table-cell>
          <table:table-cell office:value-type="string" calcext:value-type="string">
            <text:p>MOCD217R2M</text:p>
          </table:table-cell>
          <table:table-cell office:value-type="string" calcext:value-type="string">
            <text:p><text:a xlink:href="https://www.digikey.ca/en/products/detail/on-semiconductor/MOCD217R2M/402226?s=N4IgTCBcDaILIHkDCARMBGA7AJTHEAugL5A" xlink:type="simple">https://www.digikey.ca/en/products/detail/on-semiconductor/MOCD217R2M/402226?s=N4IgTCBcDaILIHkDCARMBGA7AJTHEAugL5A</text:a>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S912</text:p>
          </table:table-cell>
          <table:table-cell office:value-type="string" calcext:value-type="string">
            <text:p><text:a xlink:href="https://www.digikey.ca/en/products/detail/stmicroelectronics/TS912BIDT/1040337" xlink:type="simple">https://www.digikey.ca/en/products/detail/stmicroelectronics/TS912BIDT/1040337</text:a>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AP7381_SOT89</text:p>
          </table:table-cell>
          <table:table-cell office:value-type="string" calcext:value-type="string">
            <text:p><text:a xlink:href="https://www.digikey.ca/en/products/detail/diodes-incorporated/AP7381-33Y-13/7914854" xlink:type="simple">https://www.digikey.ca/en/products/detail/diodes-incorporated/AP7381-33Y-13/7914854</text:a>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LM2937IMP-3.3</text:p>
          </table:table-cell>
          <table:table-cell office:value-type="string" calcext:value-type="string">
            <text:p><text:a xlink:href="https://www.digikey.ca/en/products/detail/texas-instruments/LM2937IMP-3-3/3701483" xlink:type="simple">https://www.digikey.ca/en/products/detail/texas-instruments/LM2937IMP-3-3/3701483</text:a>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LPC1769FBD100</text:p>
          </table:table-cell>
          <table:table-cell office:value-type="string" calcext:value-type="string">
            <text:p><text:a xlink:href="https://www.digikey.ca/en/products/detail/nxp-usa-inc/LPC1769FBD100K/13540940" xlink:type="simple">https://www.digikey.ca/en/products/detail/nxp-usa-inc/LPC1769FBD100K/13540940</text:a>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<text:a xlink:href="https://www.digikey.ca/en/products/detail/abracon-llc/ABM3-12-000MHZ-D2Y-T/2344574" xlink:type="simple">https://www.digikey.ca/en/products/detail/abracon-llc/ABM3-12-000MHZ-D2Y-T/2344574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8T21:35:12.683177602</dc:date>
    <meta:editing-duration>PT8H28M59S</meta:editing-duration>
    <meta:editing-cycles>61</meta:editing-cycles>
    <meta:generator>LibreOffice/6.4.6.2$Linux_X86_64 LibreOffice_project/40$Build-2</meta:generator>
    <meta:document-statistic meta:table-count="1" meta:cell-count="229" meta:object-count="0"/>
  </office:meta>
</office:document-meta>
</file>